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 organisationnelle :</text:p>
      <text:p text:style-name="P1"><text:span text:style-name="T1"/></text:p>
      <text:p text:style-name="P1"><text:span text:style-name="T1">Les règles organisationnelles utilisées sont exclusivement celle du cours ( RO4, RO5, RO6 ).</text:span></text:p>
      <text:p text:style-name="P1"><text:span text:style-name="T1">Pour le MOTA, la discossiation de la pool en deux lanes (responsible scientifique et secrétaire) assure que la totalitée des acteurs interne soient présents.</text:span></text:p>
      <text:p text:style-name="P1"><text:span text:style-name="T1"/></text:p>
      <text:p text:style-name="P1"><text:span text:style-name="T1">La secrétaire reçoie les tâches d'enregistrement qui sont de type tâches utilisateur car il y a une interaction entre la secrétaire et lel système informatique.</text:span></text:p>
      <text:p text:style-name="P1"><text:span text:style-name="T1">Elle se retrouve aussi avec les envoie de mail à effectuer.</text:span></text:p>
      <text:p text:style-name="P1"><text:span text:style-name="T1">Le classement des résulats se fait par contre de façon totalement informatisée, cette tâche est déclenchée à une date précise sans intervention d'utilisateur.</text:span></text:p>
      <text:p text:style-name="P1"><text:span text:style-name="T1"/></text:p>
      <text:p text:style-name="P1"><text:span text:style-name="T1">Le responsible scientifique s'aquite des tâches plus decisionnelle, l'organisation des réunion et le choix définitif sur les articles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14T09:26:51.94</meta:creation-date>
    <meta:document-statistic meta:table-count="0" meta:image-count="0" meta:object-count="0" meta:page-count="1" meta:paragraph-count="7" meta:word-count="118" meta:character-count="785"/>
    <dc:date>2016-11-14T09:53:12.39</dc:date>
    <meta:editing-duration>PT11M9S</meta:editing-duration>
    <meta:editing-cycles>1</meta:editing-cycles>
    <meta:generator>OpenOffice/4.1.2$Win32 OpenOffice.org_project/412m3$Build-9782</meta:generator>
  </office:meta>
</office:document-meta>
</file>